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customer" table:style-name="ce1">
            <text:p>customer</text:p>
          </table:table-cell>
          <table:table-cell office:value-type="string" office:value="location" table:style-name="ce1">
            <text:p>location</text:p>
          </table:table-cell>
          <table:table-cell office:value-type="string" office:value="unit" table:style-name="ce1">
            <text:p>unit</text:p>
          </table:table-cell>
          <table:table-cell office:value-type="string" office:value="beverage" table:style-name="ce1">
            <text:p>beverage</text:p>
          </table:table-cell>
          <table:table-cell office:value-type="string" office:value="LG" table:style-name="ce1">
            <text:p>LG</text:p>
          </table:table-cell>
          <table:table-cell office:value-type="string" office:value="Parameter" table:style-name="ce1">
            <text:p>Parameter</text:p>
          </table:table-cell>
          <table:table-cell office:value-type="string" office:value="wl1" table:style-name="ce1">
            <text:p>wl1</text:p>
          </table:table-cell>
          <table:table-cell office:value-type="string" office:value="wl2" table:style-name="ce1">
            <text:p>wl2</text:p>
          </table:table-cell>
          <table:table-cell office:value-type="string" office:value="wl3" table:style-name="ce1">
            <text:p>wl3</text:p>
          </table:table-cell>
          <table:table-cell office:value-type="string" office:value="wl4" table:style-name="ce1">
            <text:p>wl4</text:p>
          </table:table-cell>
          <table:table-cell office:value-type="string" office:value="PC" table:style-name="ce1">
            <text:p>PC</text:p>
          </table:table-cell>
          <table:table-cell office:value-type="string" office:value="transform" table:style-name="ce1">
            <text:p>transform</text:p>
          </table:table-cell>
          <table:table-cell office:value-type="string" office:value="p" table:style-name="ce1">
            <text:p>p</text:p>
          </table:table-cell>
          <table:table-cell office:value-type="string" office:value="n1" table:style-name="ce1">
            <text:p>n1</text:p>
          </table:table-cell>
          <table:table-cell office:value-type="string" office:value="n2" table:style-name="ce1">
            <text:p>n2</text:p>
          </table:table-cell>
          <table:table-cell office:value-type="string" office:value="seg" table:style-name="ce1">
            <text:p>seg</text:p>
          </table:table-cell>
          <table:table-cell office:value-type="string" office:value="Slope" table:style-name="ce1">
            <text:p>Slope</text:p>
          </table:table-cell>
          <table:table-cell office:value-type="string" office:value="subset" table:style-name="ce1">
            <text:p>subset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herry_Coke" table:style-name="ce1">
            <text:p>Cherry_Coke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A" table:style-name="ce1">
            <text:p>GS2A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B" table:style-name="ce1">
            <text:p>GS2B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" table:style-name="ce1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3" table:style-name="ce1">
            <text:p>3</text:p>
          </table:table-cell>
          <table:table-cell office:value-type="string" office:value="GS2" table:style-name="ce1">
            <text:p>GS2</text:p>
          </table:table-cell>
          <table:table-cell office:value-type="float" office:value="245" table:style-name="ce1">
            <text:p>245</text:p>
          </table:table-cell>
          <table:table-cell office:value-type="float" office:value="280" table:style-name="ce1">
            <text:p>28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spc" table:style-name="ce1">
            <text:p>spc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_koffeinfrei" table:style-name="ce1">
            <text:p>Coke_Light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Vanilla" table:style-name="ce1">
            <text:p>Coke_Vanill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50" table:style-name="ce1">
            <text:p>3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T3F" table:style-name="ce1">
            <text:p>T3F</text:p>
          </table:table-cell>
          <table:table-cell office:value-type="float" office:value="210" table:style-name="ce1">
            <text:p>210</text:p>
          </table:table-cell>
          <table:table-cell office:value-type="float" office:value="225" table:style-name="ce1">
            <text:p>22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oke_Zero_DK" table:style-name="ce1">
            <text:p>Coke_Zero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60" table:style-name="ce1">
            <text:p>260</text:p>
          </table:table-cell>
          <table:table-cell office:value-type="float" office:value="285" table:style-name="ce1">
            <text:p>28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_koffeinfrei" table:style-name="ce1">
            <text:p>Coke_Zero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235" table:style-name="ce1">
            <text:p>23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15" table:style-name="ce1">
            <text:p>215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1K" table:style-name="ce1">
            <text:p>T1K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15" table:style-name="ce1">
            <text:p>215</text:p>
          </table:table-cell>
          <table:table-cell office:value-type="float" office:value="245" table:style-name="ce1">
            <text:p>245</text:p>
          </table:table-cell>
          <table:table-cell office:value-type="float" office:value="255" table:style-name="ce1">
            <text:p>255</text:p>
          </table:table-cell>
          <table:table-cell office:value-type="float" office:value="280" table:style-name="ce1">
            <text:p>280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" table:style-name="ce1">
            <text:p>Fanta_Orang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60" table:style-name="ce1">
            <text:p>260</text:p>
          </table:table-cell>
          <table:table-cell office:value-type="float" office:value="330" table:style-name="ce1">
            <text:p>3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:11,14:34" table:style-name="ce1">
            <text:p>1:11,14:3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_Zero" table:style-name="ce1">
            <text:p>Fanta_Orange_Zero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60" table:style-name="ce1">
            <text:p>360</text:p>
          </table:table-cell>
          <table:table-cell office:value-type="float" office:value="380" table:style-name="ce1">
            <text:p>38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30" table:style-name="ce1">
            <text:p>3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:30,52:241" table:style-name="ce1">
            <text:p>1:30,52:241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6" table:style-name="ce1">
            <text:p>1-6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4,13-24" table:style-name="ce1">
            <text:p>1-4,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20" table:style-name="ce1">
            <text:p>220</text:p>
          </table:table-cell>
          <table:table-cell office:value-type="float" office:value="265" table:style-name="ce1">
            <text:p>26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3-24" table:style-name="ce1">
            <text:p>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10" table:style-name="ce1">
            <text:p>210</text:p>
          </table:table-cell>
          <table:table-cell office:value-type="float" office:value="475" table:style-name="ce1">
            <text:p>47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Flavor" table:style-name="ce1">
            <text:p>Flavor</text:p>
          </table:table-cell>
          <table:table-cell office:value-type="float" office:value="325" table:style-name="ce1">
            <text:p>325</text:p>
          </table:table-cell>
          <table:table-cell office:value-type="float" office:value="360" table:style-name="ce1">
            <text:p>3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RubyRed" table:style-name="ce1">
            <text:p>RubyRed</text:p>
          </table:table-cell>
          <table:table-cell office:value-type="float" office:value="295" table:style-name="ce1">
            <text:p>295</text:p>
          </table:table-cell>
          <table:table-cell office:value-type="float" office:value="400" table:style-name="ce1">
            <text:p>4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5" table:style-name="ce1">
            <text:p>225</text:p>
          </table:table-cell>
          <table:table-cell office:value-type="float" office:value="245" table:style-name="ce1">
            <text:p>24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.0968043" table:style-name="ce1">
            <text:p>0.0968043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05" table:style-name="ce1">
            <text:p>205</text:p>
          </table:table-cell>
          <table:table-cell office:value-type="float" office:value="275" table:style-name="ce1">
            <text:p>27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7.1695295" table:style-name="ce1">
            <text:p>7.1695295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00" table:style-name="ce1">
            <text:p>200</text:p>
          </table:table-cell>
          <table:table-cell office:value-type="float" office:value="295" table:style-name="ce1">
            <text:p>29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itrusFlavor" table:style-name="ce1">
            <text:p>CitrusFlavor</text:p>
          </table:table-cell>
          <table:table-cell office:value-type="float" office:value="305" table:style-name="ce1">
            <text:p>305</text:p>
          </table:table-cell>
          <table:table-cell office:value-type="float" office:value="365" table:style-name="ce1">
            <text:p>36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loud" table:style-name="ce1">
            <text:p>Cloud</text:p>
          </table:table-cell>
          <table:table-cell office:value-type="float" office:value="320" table:style-name="ce1">
            <text:p>320</text:p>
          </table:table-cell>
          <table:table-cell office:value-type="float" office:value="395" table:style-name="ce1">
            <text:p>39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3.441649" table:style-name="ce1">
            <text:p>3.441649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40" table:style-name="ce1">
            <text:p>240</text:p>
          </table:table-cell>
          <table:table-cell office:value-type="float" office:value="305" table:style-name="ce1">
            <text:p>30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4.290617" table:style-name="ce1">
            <text:p>4.290617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TropicalFlavor" table:style-name="ce1">
            <text:p>TropicalFlavor</text:p>
          </table:table-cell>
          <table:table-cell office:value-type="float" office:value="325" table:style-name="ce1">
            <text:p>325</text:p>
          </table:table-cell>
          <table:table-cell office:value-type="float" office:value="400" table:style-name="ce1">
            <text:p>4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" table:style-name="ce1">
            <text:p>Sprit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6" table:style-name="ce1">
            <text:p>226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320" table:style-name="ce1">
            <text:p>32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25" table:style-name="ce1">
            <text:p>225</text:p>
          </table:table-cell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320" table:style-name="ce1">
            <text:p>320</text:p>
          </table:table-cell>
          <table:table-cell office:value-type="float" office:value="350" table:style-name="ce1">
            <text:p>35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0" table:style-name="ce1">
            <text:p>200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05" table:style-name="ce1">
            <text:p>205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450" table:style-name="ce1">
            <text:p>4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450" table:style-name="ce1">
            <text:p>4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55" table:style-name="ce1">
            <text:p>25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390" table:style-name="ce1">
            <text:p>39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Titration" table:style-name="ce1">
            <text:p>Titration</text:p>
          </table:table-cell>
          <table:table-cell office:value-type="float" office:value="250" table:style-name="ce1">
            <text:p>250</text:p>
          </table:table-cell>
          <table:table-cell office:value-type="float" office:value="280" table:style-name="ce1">
            <text:p>280</text:p>
          </table:table-cell>
          <table:table-cell office:value-type="float" office:value="350" table:style-name="ce1">
            <text:p>350</text:p>
          </table:table-cell>
          <table:table-cell office:value-type="float" office:value="370" table:style-name="ce1">
            <text:p>37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55" table:style-name="ce1">
            <text:p>25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5" table:style-name="ce1">
            <text:p>205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30" table:style-name="ce1">
            <text:p>230</text:p>
          </table:table-cell>
          <table:table-cell office:value-type="float" office:value="260" table:style-name="ce1">
            <text:p>260</text:p>
          </table:table-cell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20" table:style-name="ce1">
            <text:p>32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" table:style-name="ce1">
            <text:p>Mirind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600" table:style-name="ce1">
            <text:p>6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_Light" table:style-name="ce1">
            <text:p>Mirinda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" table:style-name="ce1">
            <text:p>Pepsi_Col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195" table:style-name="ce1">
            <text:p>195</text:p>
          </table:table-cell>
          <table:table-cell office:value-type="float" office:value="600" table:style-name="ce1">
            <text:p>6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6" table:style-name="ce1">
            <text:p>206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3" table:style-name="ce1">
            <text:p>203</text:p>
          </table:table-cell>
          <table:table-cell office:value-type="float" office:value="330" table:style-name="ce1">
            <text:p>3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Twist" table:style-name="ce1">
            <text:p>Pepsi_Cola_Twis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600" table:style-name="ce1">
            <text:p>6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" table:style-name="ce1">
            <text:p>Schwip_Schwa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" table:style-name="ce1">
            <text:p>Schwip_Schwap_Ohne_Zucker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79" table:style-name="ce1">
            <text:p>279</text:p>
          </table:table-cell>
          <table:table-cell office:value-type="float" office:value="350" table:style-name="ce1">
            <text:p>3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_Lemon" table:style-name="ce1">
            <text:p>Schwip_Schwap_Ohne_Zucker_Lemon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5" table:style-name="ce1">
            <text:p>205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" table:style-name="ce1">
            <text:p>SevenU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305" table:style-name="ce1">
            <text:p>30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_Light" table:style-name="ce1">
            <text:p>SevenUp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